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ítulo1" style:master-page-name="MP0" style:family="paragraph">
      <style:paragraph-properties fo:break-before="page"/>
    </style:style>
  </office:automatic-styles>
  <office:body>
    <office:text text:use-soft-page-breaks="true">
      <text:h text:style-name="P1" text:outline-level="1">Frameworks</text:h>
      <text:p text:style-name="Normal"/>
      <text:h text:style-name="Título3" text:outline-level="3">Unity</text:h>
      <text:p text:style-name="Normal">-Su licencia gratuita es insuficiente para proyectos profesionales.<text:line-break/>+Potente.<text:line-break/>+Editor gráfico que permite diseñar escenas, posicionar objetos o efectos físicos con suma facilidad.<text:line-break/>+Documentación y tutoriales muy abundantes y también en castellano.<text:line-break/>+Multiplataforma incluyendo consolas, escritorio y navegador.<text:s/><text:line-break/>-Se debe tener fundamentos de C# y/o Javascript para desarrollar scripts.<text:s/><text:line-break/>-Precio. 1500$.<text:line-break/>+Gran comunidad y soporte.<text:line-break/>+Multitud de plug-ins.<text:line-break/>-Paquete demasiado pesado para juegos 2D.<text:line-break/>-Ideal para proyectos grandes.</text:p>
      <text:p text:style-name="Normal"><text:line-break/></text:p>
      <text:p text:style-name="Normal"/>
      <text:h text:style-name="Título3" text:outline-level="3">Cocos2D.</text:h>
      <text:p text:style-name="Normal">+Gratuita y de código abierto.<text:line-break/>+Ligero para el procesador.<text:line-break/>-No tiene interfaz gráfica debe hacerse con programación aunque dispone de editores externos como Cocos Studio que suplen esta carencia.<text:line-break/>- Se debe ser experto en C++ para poder dar un buen uso.<text:line-break/>-No compatible navegador/Facebook implicaría desarrollar nuevamente para navegador con Flash.<text:s/></text:p>
      <text:h text:style-name="Título3" text:outline-level="3">GameMaker</text:h>
      <text:p text:style-name="Normal">+Muy sencillo para juegos 2D.<text:line-break/>- No soporta juegos 3D.<text:s/><text:line-break/>+Gran cantidad de funciones predefinidas que reducen los tiempos de desarrollo.<text:line-break/>+Conexión directa con los principales servicios de monetización , anuncios y analítica del mercado.</text:p>
      <text:p text:style-name="Normal"/>
      <text:h text:style-name="Título3" text:outline-level="3">RPG-MAKER.</text:h>
      <text:p text:style-name="Normal">+Muy sencillo de usar.<text:line-break/>+Gran editor de mapas.<text:line-break/>-Enfocado solo ha RPG´S.<text:line-break/>-Lenguaje de Scripts muy complejo.<text:line-break/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Título3Car" style:display-name="Título 3 Car" style:family="text" style:parent-style-name="Fuentedepárrafopredeter.">
      <style:text-properties style:font-name="Calibri Light" style:font-name-asian="Times New Roman" style:font-name-complex="Times New Roman" fo:color="#1F4D78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scar sanchez</meta:initial-creator>
    <dc:creator>oscar sanchez</dc:creator>
    <meta:creation-date>2016-10-03T08:02:00Z</meta:creation-date>
    <dc:date>2016-10-03T08:38:00Z</dc:date>
    <meta:template xlink:href="Normal" xlink:type="simple"/>
    <meta:editing-cycles>1</meta:editing-cycles>
    <meta:editing-duration>PT2160S</meta:editing-duration>
    <meta:document-statistic meta:page-count="1" meta:paragraph-count="2" meta:word-count="195" meta:character-count="1266" meta:row-count="8" meta:non-whitespace-character-count="1073"/>
  </office:meta>
</office:document-meta>
</file>